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52211" officeooo:paragraph-rsid="00052211"/>
    </style:style>
    <style:style style:name="P2" style:family="paragraph" style:parent-style-name="Standard">
      <style:text-properties officeooo:rsid="000573dc" officeooo:paragraph-rsid="000573dc"/>
    </style:style>
    <style:style style:name="P3" style:family="paragraph" style:parent-style-name="Standard">
      <style:text-properties fo:font-weight="bold" officeooo:rsid="00052211" officeooo:paragraph-rsid="00052211" style:font-weight-asian="bold" style:font-weight-complex="bold"/>
    </style:style>
    <style:style style:name="P4" style:family="paragraph" style:parent-style-name="Standard">
      <style:text-properties fo:font-weight="bold" officeooo:rsid="000573dc" officeooo:paragraph-rsid="000573dc" style:font-weight-asian="bold" style:font-weight-complex="bold"/>
    </style:style>
    <style:style style:name="P5" style:family="paragraph" style:parent-style-name="Standard">
      <style:text-properties fo:font-weight="normal" officeooo:rsid="000573dc" officeooo:paragraph-rsid="000573dc" style:font-weight-asian="normal" style:font-weight-complex="normal"/>
    </style:style>
    <style:style style:name="P6" style:family="paragraph" style:parent-style-name="Standard">
      <style:text-properties fo:font-size="12pt" fo:font-weight="bold" officeooo:rsid="000573dc" officeooo:paragraph-rsid="000573dc" style:font-size-asian="10.5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573dc"/>
    </style:style>
    <style:style style:name="T4" style:family="text">
      <style:text-properties officeooo:rsid="0005b7d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5b7d1" style:font-weight-asian="normal" style:font-weight-complex="normal"/>
    </style:style>
    <style:style style:name="T7" style:family="text">
      <style:text-properties fo:font-size="10pt" fo:font-weight="normal" officeooo:rsid="0005b7d1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066328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We do not have root access to the Linux boxes in the Cyber classrooms. <text:s/>This means you are not able to install 3<text:span text:style-name="T1">rd</text:span> party <text:span text:style-name="T4">python </text:span>modules. <text:s/>The classroom computers are not properly hardened and I know many of you Cyber Soldiers know how to gain root access. <text:s/>DO NOT do it! <text:s/>I know it’s tempting but you can use the method shown below to get around the issue without hacking the computer <text:span text:style-name="T4">and potentially getting in trouble</text:span>.</text:p>
      <text:p text:style-name="P1"/>
      <text:p text:style-name="P1">For my example, we are going to make a virtual environment where we can install any module that we want. <text:s/>The virtual environment is simply a folder containing your new environment. <text:s/>We will call our virtual environment “Test” and when we do this it will create a folder called “Test”. <text:s/>I suggest creating a folder where you can create multiple virtual environments. <text:s/>I call mine Venv. <text:s/>You can create this folder as follows:</text:p>
      <text:p text:style-name="P1"/>
      <text:p text:style-name="P3">$ cd <text:s text:c="2"/>(to ensure you are in your home folder)</text:p>
      <text:p text:style-name="P3">$ mkdir Venv <text:s text:c="6"/>(create the directory)</text:p>
      <text:p text:style-name="P3">$ cd Venv <text:s text:c="12"/>(change into the new directory)</text:p>
      <text:p text:style-name="P1"/>
      <text:p text:style-name="P1"><text:s/>Now that you are in the Venv folder, we can create our “Test” virtual environment as follows:</text:p>
      <text:p text:style-name="P1"/>
      <text:p text:style-name="P3">$ python3 -m venv Test</text:p>
      <text:p text:style-name="P1"/>
      <text:p text:style-name="P1">Now you should see a folder called Test.</text:p>
      <text:p text:style-name="P1"/>
      <text:p text:style-name="P1">Ok, now this is how you fire it up. <text:s/>Notice how your cursor changes to indicate you are using a python virtual environment. <text:s/><text:span text:style-name="T3">This command fires up your virtual environment:</text:span></text:p>
      <text:p text:style-name="P1"/>
      <text:p text:style-name="P3"><text:span text:style-name="T3">$ </text:span>source ~/Venv/Test/bin/activate</text:p>
      <text:p text:style-name="P1"/>
      <text:p text:style-name="P2">Now your cursor should look something like this with the (Test) indicating the name of your virtual environment.</text:p>
      <text:p text:style-name="P2"/>
      <text:p text:style-name="P4">(Test) <text:span text:style-name="T5">codehugger@ Python $</text:span></text:p>
      <text:p text:style-name="P2"/>
      <text:p text:style-name="P2">Now you can type “Pip list” to show what modules you have installed in your virtual environment. <text:s/>At this time you may want to install the “pycodestyle” module. <text:s/>This module will check your code against almost all of pep8 and give you a list of suggested corrections to make your code jive with the python style guide (pep8).</text:p>
      <text:p text:style-name="P2"/>
      <text:p text:style-name="P4">pip install pycodestyle</text:p>
      <text:p text:style-name="P2"/>
      <text:p text:style-name="P2">To use the pycodestyle module you simply type pycodestyle in front of your file name like this:</text:p>
      <text:p text:style-name="P2"/>
      <text:p text:style-name="P4">pycodestyle <text:s/>myCode.py</text:p>
      <text:p text:style-name="P2"/>
      <text:p text:style-name="P2">When you are done using your virtual environment you can get out of it by typing “deactivate”. <text:s/>I’m lazy and don’t like to type much so I created the following two aliases on my computer.</text:p>
      <text:p text:style-name="P2"/>
      <text:p text:style-name="P4">alias act='source ~/Venv/Test/bin/activate'</text:p>
      <text:p text:style-name="P4">alias deact='deactivate'</text:p>
      <text:p text:style-name="P4"><text:soft-page-break/></text:p>
      <text:p text:style-name="P5">I use a LOT of aliases and over time you will probably build up a long list of them as well. <text:s/><text:span text:style-name="T4">A common mistake people make is to put the alias commands in their .bashrc file. <text:s/>Yes, that will work but as you add more and more of them, your .bashrc file will start to look like a hot mess. <text:s/>Instead, you should create a .aliases file that only contains all of your alias commands and then add this one simple line to your .bashrc file:</text:span></text:p>
      <text:p text:style-name="P5"/>
      <text:p text:style-name="P4">. ~/.aliases <text:s text:c="2"/><text:span text:style-name="T6">(</text:span><text:span text:style-name="T7">dot forward slashing the file like this </text:span><text:span text:style-name="T8">in your .bashrc file </text:span><text:span text:style-name="T7">read</text:span><text:span text:style-name="T8">s</text:span><text:span text:style-name="T7"> the entire file activate</text:span><text:span text:style-name="T8">s</text:span><text:span text:style-name="T7"> all of your aliases)</text:span></text:p>
      <text:p text:style-name="P4"><text:span text:style-name="T7"/></text:p>
      <text:p text:style-name="P4"><text:span text:style-name="T7"/></text:p>
      <text:p text:style-name="P6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7T10:34:56.036042495</meta:creation-date>
    <dc:date>2021-03-17T11:11:28.806122994</dc:date>
    <meta:editing-duration>PT3M22S</meta:editing-duration>
    <meta:editing-cycles>1</meta:editing-cycles>
    <meta:document-statistic meta:table-count="0" meta:image-count="0" meta:object-count="0" meta:page-count="2" meta:paragraph-count="21" meta:word-count="487" meta:character-count="2766" meta:non-whitespace-character-count="2259"/>
    <meta:generator>LibreOffice/7.0.4.2$Linux_X86_64 LibreOffice_project/00$Build-2</meta:generator>
  </office:meta>
</office:document-meta>
</file>